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ListservManager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valonListservManager.removeAddress( Mail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valonListservManager.existsAddress( Mail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ListservManager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ListservManager.addAddress( Mail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